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2.7cm" svg:height="6.819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6.756cm" svg:height="8.997cm" svg:x="-0.709cm" svg:y="-0.032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an Ezust</meta:initial-creator>
    <meta:creation-date>2011-04-27T15:50:26</meta:creation-date>
    <dc:date>2011-04-27T15:53:47</dc:date>
    <dc:creator>Alan Ezust</dc:creator>
    <meta:editing-duration>PT3M22S</meta:editing-duration>
    <meta:editing-cycles>2</meta:editing-cycles>
    <meta:generator>LibreOffice/3.3$Unix LibreOffice_project/330m19$Build-8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1cm" svg:height="6.82cm" xlink:href="." xlink:type="simple" chart:class="chart:line" chart:style-name="ch1">
        <chart:title svg:x="1.541cm" svg:y="0.457cm" chart:style-name="ch2">
          <text:p>Relative Speedup on a 4-core system calculating primes</text:p>
        </chart:title>
        <chart:legend chart:legend-position="end" svg:x="9.802cm" svg:y="2.072cm" chart:style-name="ch3"/>
        <chart:plot-area chart:style-name="ch4" chart:data-source-has-labels="both" svg:x="0.513cm" svg:y="0.999cm" svg:width="11.668cm" svg:height="5.245cm">
          <chartooo:coordinate-region svg:x="1.24cm" svg:y="1.198cm" svg:width="10.847cm" svg:height="4.399cm"/>
          <chart:axis chart:dimension="x" chart:name="primary-x" chart:style-name="ch5">
            <chart:title svg:x="4.21cm" svg:y="4.964cm" chart:style-name="ch6">
              <text:p>Number of Threads</text:p>
            </chart:title>
            <chart:categories table:cell-range-address="local-table.$B$1:.$F$1"/>
            <chart:grid chart:style-name="ch7" chart:class="major"/>
          </chart:axis>
          <chart:axis chart:dimension="y" chart:name="primary-y" chart:style-name="ch5">
            <chart:title svg:x="1.402cm" svg:y="3.399cm" chart:style-name="ch8">
              <text:p>Speedup Factor</text:p>
            </chart:title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utex'd</text:p>
              </table:table-cell>
              <table:table-cell office:value-type="float" office:value="1">
                <text:p>1</text:p>
              </table:table-cell>
              <table:table-cell office:value-type="float" office:value="1.87530505180401">
                <text:p>1.87530505180401</text:p>
              </table:table-cell>
              <table:table-cell office:value-type="float" office:value="2.1321359739483">
                <text:p>2.1321359739483</text:p>
              </table:table-cell>
              <table:table-cell office:value-type="float" office:value="1.19981861869723">
                <text:p>1.19981861869723</text:p>
              </table:table-cell>
              <table:table-cell office:value-type="float" office:value="0.712499514188473">
                <text:p>0.712499514188473</text:p>
              </table:table-cell>
            </table:table-row>
            <table:table-row>
              <table:table-cell office:value-type="string">
                <text:p>QtConcurrent</text:p>
              </table:table-cell>
              <table:table-cell office:value-type="float" office:value="1">
                <text:p>1</text:p>
              </table:table-cell>
              <table:table-cell office:value-type="float" office:value="1.99292295148797">
                <text:p>1.99292295148797</text:p>
              </table:table-cell>
              <table:table-cell office:value-type="float" office:value="3.09258837521192">
                <text:p>3.09258837521192</text:p>
              </table:table-cell>
              <table:table-cell office:value-type="float" office:value="3.79989428846812">
                <text:p>3.79989428846812</text:p>
              </table:table-cell>
              <table:table-cell office:value-type="float" office:value="3.78225482004147">
                <text:p>3.78225482004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57cm" svg:height="8.998cm" xlink:href="." xlink:type="simple" chart:class="chart:line" chart:style-name="ch1">
        <chart:title svg:x="2.034cm" svg:y="0.603cm" chart:style-name="ch2">
          <text:p>Relative Speedup on a 4-core system calculating primes</text:p>
        </chart:title>
        <chart:legend chart:legend-position="end" svg:x="12.933cm" svg:y="2.735cm" chart:style-name="ch3"/>
        <chart:plot-area chart:style-name="ch4" chart:data-source-has-labels="both" svg:x="0.909cm" svg:y="1.382cm" svg:width="15.132cm" svg:height="6.65cm">
          <chartooo:coordinate-region svg:x="1.636cm" svg:y="1.581cm" svg:width="14.311cm" svg:height="5.804cm"/>
          <chart:axis chart:dimension="x" chart:name="primary-x" chart:style-name="ch5">
            <chart:title svg:x="5.555cm" svg:y="6.55cm" chart:style-name="ch6">
              <text:p>Number of Threads</text:p>
            </chart:title>
            <chart:categories table:cell-range-address="local-table.$B$1:.$F$1"/>
            <chart:grid chart:style-name="ch7" chart:class="major"/>
          </chart:axis>
          <chart:axis chart:dimension="y" chart:name="primary-y" chart:style-name="ch5">
            <chart:title svg:x="1.851cm" svg:y="4.485cm" chart:style-name="ch8">
              <text:p>Speedup Factor</text:p>
            </chart:title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utex'd</text:p>
              </table:table-cell>
              <table:table-cell office:value-type="float" office:value="1">
                <text:p>1</text:p>
              </table:table-cell>
              <table:table-cell office:value-type="float" office:value="1.87530505180401">
                <text:p>1.87530505180401</text:p>
              </table:table-cell>
              <table:table-cell office:value-type="float" office:value="2.1321359739483">
                <text:p>2.1321359739483</text:p>
              </table:table-cell>
              <table:table-cell office:value-type="float" office:value="1.19981861869723">
                <text:p>1.19981861869723</text:p>
              </table:table-cell>
              <table:table-cell office:value-type="float" office:value="0.712499514188473">
                <text:p>0.712499514188473</text:p>
              </table:table-cell>
            </table:table-row>
            <table:table-row>
              <table:table-cell office:value-type="string">
                <text:p>QtConcurrent</text:p>
              </table:table-cell>
              <table:table-cell office:value-type="float" office:value="1">
                <text:p>1</text:p>
              </table:table-cell>
              <table:table-cell office:value-type="float" office:value="1.99292295148797">
                <text:p>1.99292295148797</text:p>
              </table:table-cell>
              <table:table-cell office:value-type="float" office:value="3.09258837521192">
                <text:p>3.09258837521192</text:p>
              </table:table-cell>
              <table:table-cell office:value-type="float" office:value="3.79989428846812">
                <text:p>3.79989428846812</text:p>
              </table:table-cell>
              <table:table-cell office:value-type="float" office:value="3.78225482004147">
                <text:p>3.78225482004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